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1" style:family="text">
      <style:text-properties style:text-underline-style="solid" style:text-underline-width="auto" style:text-underline-color="font-color"/>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officeooo:rsid="000b287f"/>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F CON  is a hacker conference held in Las Vegas, Nevada that brings together security professionals, hackers, and researchers from around the world. The conference focuses on a wide range of topics related to information security, hacking, and computer science, and features talks, workshops, and competitions related to these fields.DEFCON has a unique culture and atmosphere, characterized by a focus on openness, curiosity, and sharing of knowledge. Attendees are encouraged to participate in the various events and competitions, and to interact with one another to learn and share information.</text:p>
      <text:p text:style-name="Text_20_body">Social engineering, on the other hand, is a technique used by hackers and other malicious actors to manipulate people into divulging sensitive information or performing actions that may be harmful to themselves or others. Social engineering attacks can take many forms, such as phishing emails, phone calls, or even in-person interactions.</text:p>
      <text:p text:style-name="Text_20_body">The goal of social engineering is to exploit human psychology and trust in order to gain access to sensitive information or systems. This can be done by using various tactics, such as impersonation, pretexting, or elicitation. Social engineering attacks can be difficult to detect and prevent, as they often rely on the natural human tendency to trust and be helpful.</text:p>
      <text:p text:style-name="Text_20_body">DEF CON could be effective at spreading awareness of social engineering in several ways.</text:p>
      <text:p text:style-name="Text_20_body"><text:span text:style-name="Emphasis"><text:span text:style-name="Strong_20_Emphasis">Presentations:</text:span></text:span> DEF CON includes many presentations and workshops that focus on social engineering and related topics. These talks can be a great way for attendees to learn about different social engineering techniques and how to defend against them.</text:p>
      <text:p text:style-name="Text_20_body"><text:span text:style-name="Emphasis"><text:span text:style-name="Strong_20_Emphasis">Networking:</text:span></text:span> DEF CON provides an opportunity for attendees to network with other security professionals, which can help to increase awareness of social engineering and related issues. By sharing information and discussing their experiences, attendees can gain a better understanding of the different types of social engineering attacks that are being used and how to defend against them.</text:p>
      <text:p text:style-name="Text_20_body"><text:span text:style-name="Emphasis"><text:span text:style-name="Strong_20_Emphasis">Competitions:</text:span></text:span> DEF CON includes several hacking competitions that often involve social engineering challenges. These competitions can be a fun way for attendees to learn about social engineering and how to defend against it, while also testing their own skills in a competitive environment.</text:p>
      <text:p text:style-name="Text_20_body">There are many social engineering techniques used by attackers to manipulate individuals or organizations into divulging sensitive information or taking specific actions. Here are five common techniques:</text:p>
      <text:p text:style-name="Text_20_body">Phishing: This involves sending fraudulent emails or messages that appear to be from a legitimate source, in order to trick the recipient into disclosing sensitive information or clicking on a malicious link.</text:p>
      <text:p text:style-name="Text_20_body">Pretexting: This involves creating a fake scenario or pretext in order to gain the trust of the victim, in order to obtain sensitive information or access to secure areas.</text:p>
      <text:p text:style-name="Text_20_body">Baiting: This involves offering something enticing, such as a free USB drive or access to a premium service, in order to convince the victim to take a specific action, such as plugging in the USB or visiting a malicious website.</text:p>
      <text:p text:style-name="Text_20_body"><text:soft-page-break/>Scareware: This involves presenting the victim with a false threat, such as a fake virus warning, in order to convince them to take a specific action, such as downloading malicious software or providing sensitive information.</text:p>
      <text:p text:style-name="Text_20_body"><text:span text:style-name="Strong_20_Emphasis"><text:span text:style-name="Emphasis">Spearphishing :</text:span></text:span>This is a targeted form of phishing that involves researching and customizing a phishing message specifically for the victim, in order to increase the likelihood of success.</text:p>
      <text:p text:style-name="Text_20_body">Of these techniques, phishing is likely the most widely used. Phishing attacks are easy to create and can be highly effective at tricking victims into providing sensitive information or clicking on a malicious link. Additionally, with the rise of remote work and online communication, phishing attacks have become even more prevalent in recent years,  but personally I think physical social engineering coupled with virtual social engineering is far moer effective then just being strickly behid a computer screen. <text:line-break/>Physical social engineering, refers to techniques used by attackers to gain unauthorized physical access to a building, room, or other secured area. the common techniques used in physical social engineering are </text:p>
      <text:p text:style-name="Text_20_body"><text:span text:style-name="Strong_20_Emphasis"><text:span text:style-name="Emphasis">Tailgating: </text:span></text:span>This involves following an authorized individual through a secured door or checkpoint, without proper authorization or identification.</text:p>
      <text:p text:style-name="Text_20_body"><text:span text:style-name="Strong_20_Emphasis"><text:span text:style-name="Emphasis">Piggybacking</text:span></text:span>: Similar to tailgating, piggybacking involves following an authorized individual through a secured area, but with their knowledge or consent.</text:p>
      <text:p text:style-name="Text_20_body"><text:span text:style-name="Strong_20_Emphasis"><text:span text:style-name="Emphasis">Social proofing</text:span></text:span>: This involves convincing the victim that the attacker is authorized to be in the secured area, by using social cues or pretending to be a trusted individual, don’t forget that a tablet is more convincing then a clip board, and name tag always helps.</text:p>
      <text:p text:style-name="Text_20_body"><text:span text:style-name="Strong_20_Emphasis"><text:span text:style-name="Emphasis">Dumpster diving</text:span></text:span>: This involves searching through trash or recycling bins to obtain sensitive information, such as passwords or confidential documents, but almost as usefull are the emblems and seals on those documents to be scanned to file, these then can be used to make fake E-mails , letterheads or even fake credentials to use to wing it passed anyone who would stop you to ask why your there..… it also provides names of employees or names of individuals who would have more then lickly sent them.</text:p>
      <text:p text:style-name="Text_20_body"><text:span text:style-name="Strong_20_Emphasis"><text:span text:style-name="Emphasis">Impersonation:</text:span></text:span> This involves pretending to be someone else, such as a maintenance worker or security guard, in order to gain access to a secured area. Having a second person with you helps when inpersonating maintance as long as both of you are carrying a ladder, people will hold the door for us when doing so, and impersanating security only works on a handful of occasions, its best to try and either become employed under a false identity, steal the credentials of another employee and alter it accordingly, or….. nevermind</text:p>
      <text:p text:style-name="Text_20_body">btu of thes, tailgating and social proofing are likely the most commonly used in physical social engineering attacks. Tailgating can be particularly effective in situations where individuals are accustomed to holding the door open for others or where security is not strictly enforced. Social proofing can be effective in situations where the attacker can convincingly portray themselves as a trusted individual, such as a uniformed employee or contractor. <text:span text:style-name="Strong_20_Emphasis"><text:span text:style-name="Emphasis">It's important to note that physical social engineering attacks can be particularly difficult to defend against,  because it relies on exploiting human trust and social norms.</text:span></text:span></text:p>
      <text:p text:style-name="Text_20_body"><text:soft-page-break/><text:span text:style-name="Emphasis">Attacks like these rely on the human tendencies to trust and comply with authority figures, to avoid confrontation or causing offense, and to make quick decisions based on incomplete information or emotional cues. Attackers may also use techniques like mirroring body language, using subtle persuasion techniques, or distracting the victim to further increase their chances of success.</text:span></text:p>
      <text:p text:style-name="Text_20_body"><text:span text:style-name="Emphasis">We may use tactics such as building rapport, creating a sense of urgency, appealing to authority or social proof, or playing on emotions like fear or sympathy to manipulate their victims into granting access to a secured area or providing sensitive information.</text:span></text:p>
      <text:p text:style-name="Text_20_body">Train the employees and co-workers to detect and prevent social engineering attacks, organizations should provide education and awareness, conduct regular training sessions, use real-world examples, implement security policies and procedures, conduct simulated attacks, encourage reporting, and reward good behavior. It's important to remember that training is an ongoing process and should be regularly reviewed and updated to keep up with the latest threats and best practic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2T03:37:08.194490726</meta:creation-date>
    <dc:date>2023-04-22T03:50:53.006968898</dc:date>
    <meta:editing-duration>PT13M45S</meta:editing-duration>
    <meta:editing-cycles>1</meta:editing-cycles>
    <meta:document-statistic meta:table-count="0" meta:image-count="0" meta:object-count="0" meta:page-count="3" meta:paragraph-count="23" meta:word-count="1170" meta:character-count="7619" meta:non-whitespace-character-count="6467"/>
    <meta:generator>LibreOffice/7.4.5.1$Linux_X86_64 LibreOffice_project/40$Build-1</meta:generator>
  </office:meta>
</office:document-meta>
</file>